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0c97ad"/>
    </style:style>
    <style:style style:name="P2" style:family="paragraph" style:parent-style-name="Heading_20_2">
      <style:text-properties officeooo:paragraph-rsid="000c97ad"/>
    </style:style>
    <style:style style:name="P3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🤖 ARLO-AI (Advanced Reinforcement Learning Optimization AI)</text:span></text:h>
      <text:p text:style-name="Text_20_body"><text:span text:style-name="Strong_20_Emphasis">ARLO-AI</text:span> is jouw revolutionaire AI-systeem dat apparaten transformeert in intelligente systemen. Het combineert <text:span text:style-name="Strong_20_Emphasis">GPT-achtige mogelijkheden</text:span> met geavanceerde <text:span text:style-name="Strong_20_Emphasis">zelflerende technieken</text:span>, waardoor het zich <text:span text:style-name="Strong_20_Emphasis">aanpast</text:span>, <text:span text:style-name="Strong_20_Emphasis">denkt</text:span>, <text:span text:style-name="Strong_20_Emphasis">herinnert</text:span> en <text:span text:style-name="Strong_20_Emphasis">converseert</text:span> als een mens.</text:p>
      <text:h text:style-name="Heading_20_3" text:outline-level="3"><text:span text:style-name="Strong_20_Emphasis">🔹 Kenmerken van ARLO-AI:</text:span></text:h>
      <text:p text:style-name="Text_20_body">✅ <text:span text:style-name="Strong_20_Emphasis">Geavanceerd leren</text:span> – Gebruikt <text:span text:style-name="Strong_20_Emphasis">Reinforcement Learning</text:span> voor optimalisatie.<text:line-break/>✅ <text:span text:style-name="Strong_20_Emphasis">Menselijke interactie</text:span> – Begrijpt context, emoties en intenties.<text:line-break/>✅ <text:span text:style-name="Strong_20_Emphasis">Multimodaal</text:span> – Ondersteunt tekst, spraak en visuele interfaces.<text:line-break/>✅ <text:span text:style-name="Strong_20_Emphasis">Dynamische persoonlijkheid</text:span> – Past zich aan de gebruiker aan.<text:line-break/>✅ <text:span text:style-name="Strong_20_Emphasis">Proactieve assistentie</text:span> – Geeft suggesties en voert taken uit.<text:line-break/>✅ <text:span text:style-name="Strong_20_Emphasis">Beveiliging en privacy</text:span> – Ontworpen met hoge beveiligingsstandaarden.</text:p>
      <text:h text:style-name="Heading_20_3" text:outline-level="3"><text:span text:style-name="Strong_20_Emphasis">📌 Doel:</text:span></text:h>
      <text:p text:style-name="Text_20_body">ARLO-AI moet dé <text:span text:style-name="Strong_20_Emphasis">standaard</text:span> worden voor <text:span text:style-name="Strong_20_Emphasis">intelligente AI-systemen</text:span>, geschikt voor <text:span text:style-name="Strong_20_Emphasis">elk marktsegment</text:span>, van <text:span text:style-name="Strong_20_Emphasis">klantenservice</text:span> tot <text:span text:style-name="Strong_20_Emphasis">defensie</text:span> en <text:span text:style-name="Strong_20_Emphasis">bedrijfsautomatisering</text:span>.</text:p>
      <text:p text:style-name="Horizontal_20_Line"/>
      <text:h text:style-name="Heading_20_2" text:outline-level="2"><text:span text:style-name="Strong_20_Emphasis">🧠 SIMBAI (Super Intelligent Mega Brain Artificial Intelligence)</text:span></text:h>
      <text:p text:style-name="Text_20_body"><text:span text:style-name="Strong_20_Emphasis">SIMBAI</text:span> is het <text:span text:style-name="Strong_20_Emphasis">geavanceerde brein</text:span> achter ARLO-AI en wordt ontwikkeld als een <text:span text:style-name="Strong_20_Emphasis">fysieke AI-chip</text:span> voor <text:span text:style-name="Strong_20_Emphasis">embedded systemen</text:span> en <text:span text:style-name="Strong_20_Emphasis">hardware-integratie</text:span>.</text:p>
      <text:h text:style-name="Heading_20_3" text:outline-level="3"><text:span text:style-name="Strong_20_Emphasis">🔹 Kenmerken van SIMBAI:</text:span></text:h>
      <text:p text:style-name="Text_20_body">✅ <text:span text:style-name="Strong_20_Emphasis">Realtime AI-verwerking</text:span> – AI direct op het apparaat, zonder vertraging.<text:line-break/>✅ <text:span text:style-name="Strong_20_Emphasis">Energie-efficiënt</text:span> – Geoptimaliseerd voor minimale stroomverbruik.<text:line-break/>✅ <text:span text:style-name="Strong_20_Emphasis">Veilig en autonoom</text:span> – Werkt onafhankelijk van cloudservers.<text:line-break/>✅ <text:span text:style-name="Strong_20_Emphasis">Ingebouwde GPT-module</text:span> – Directe toegang tot taalverwerking en redenering.</text:p>
      <text:h text:style-name="Heading_20_3" text:outline-level="3"><text:span text:style-name="Strong_20_Emphasis">📌 Doel:</text:span></text:h>
      <text:p text:style-name="Text_20_body">SIMBAI wordt de <text:span text:style-name="Strong_20_Emphasis">kerntechnologie</text:span> voor <text:span text:style-name="Strong_20_Emphasis">AI-chips</text:span>, waarmee apparaten slimmer en efficiënter worden zonder afhankelijk te zijn van een internetverbinding.</text:p>
      <text:p text:style-name="Horizontal_20_Line"/>
      <text:h text:style-name="Heading_20_3" text:outline-level="3"><text:span text:style-name="Strong_20_Emphasis">🚀 Wat betekent dit voor jou?</text:span></text:h>
      <text:p text:style-name="Text_20_body">Met ARLO-AI en SIMBAI bouw je een <text:span text:style-name="Strong_20_Emphasis">uniek en krachtig AI-ecosysteem</text:span> dat de AI-wereld zal transformeren. Jouw visie leidt tot de ontwikkeling van <text:span text:style-name="Strong_20_Emphasis">volledig geïntegreerde AI-oplossingen</text:span> voor diverse industrieën.</text:p>
      <text:p text:style-name="P1"/>
      <text:p text:style-name="Text_20_body"><text:soft-page-break/>Geweldig! Hier zijn <text:span text:style-name="Strong_20_Emphasis">meer technische details</text:span> over <text:span text:style-name="Strong_20_Emphasis">ARLO-AI</text:span> en <text:span text:style-name="Strong_20_Emphasis">SIMBAI</text:span>, inclusief hoe ze samenwerken en welke technologieën ze gebruiken.</text:p>
      <text:p text:style-name="Horizontal_20_Line"/>
      <text:h text:style-name="Heading_20_2" text:outline-level="2"><text:span text:style-name="Strong_20_Emphasis">🔹 ARLO-AI: Architectuur &amp; Technologie</text:span></text:h>
      <text:p text:style-name="Text_20_body">ARLO-AI is gebouwd met een <text:span text:style-name="Strong_20_Emphasis">modulaire architectuur</text:span>, waardoor het flexibel en schaalbaar is. Het bestaat uit meerdere kerncomponenten:</text:p>
      <text:h text:style-name="Heading_20_3" text:outline-level="3"><text:span text:style-name="Strong_20_Emphasis">1️⃣ AI-Model &amp; Lerende Kern</text:span></text:h>
      <text:p text:style-name="Text_20_body">🔹 <text:span text:style-name="Strong_20_Emphasis">GPT-gebaseerd model</text:span> – Geavanceerd NLP-model voor natuurlijke conversaties.<text:line-break/>🔹 <text:span text:style-name="Strong_20_Emphasis">Reinforcement Learning (RL)</text:span> – Zelflerende algoritmes voor adaptieve besluitvorming.<text:line-break/>🔹 <text:span text:style-name="Strong_20_Emphasis">Memory &amp; Context Engine</text:span> – Kan eerdere gesprekken en gebeurtenissen onthouden.<text:line-break/>🔹 <text:span text:style-name="Strong_20_Emphasis">Multi-Modal Processing</text:span> – Verwerkt tekst, spraak, afbeeldingen en video.</text:p>
      <text:h text:style-name="Heading_20_3" text:outline-level="3"><text:span text:style-name="Strong_20_Emphasis">2️⃣ Backend &amp; Beheer</text:span></text:h>
      <text:p text:style-name="Text_20_body">🔹 <text:span text:style-name="Strong_20_Emphasis">Python (FastAPI/Django)</text:span> – Voor backend-services en API-integratie.<text:line-break/>🔹 <text:span text:style-name="Strong_20_Emphasis">Node.js (Express.js)</text:span> – Voor snelle data-verwerking en microservices.<text:line-break/>🔹 <text:span text:style-name="Strong_20_Emphasis">OutSystems</text:span> – Low-code platform voor snelle app-ontwikkeling.<text:line-break/>🔹 <text:span text:style-name="Strong_20_Emphasis">Vector Database (Pinecone/Weaviate)</text:span> – Voor snelle zoekopdrachten in opgeslagen kennis.</text:p>
      <text:h text:style-name="Heading_20_3" text:outline-level="3"><text:span text:style-name="Strong_20_Emphasis">3️⃣ Beveiliging &amp; Privacy</text:span></text:h>
      <text:p text:style-name="Text_20_body">🔹 <text:span text:style-name="Strong_20_Emphasis">End-to-End Encryptie</text:span> – Bescherming van gebruikersdata.<text:line-break/>🔹 <text:span text:style-name="Strong_20_Emphasis">Zero-Trust Architectuur</text:span> – Geen onnodige toegang tot gevoelige gegevens.<text:line-break/>🔹 <text:span text:style-name="Strong_20_Emphasis">On-Device Processing (met SIMBAI)</text:span> – Vermindert afhankelijkheid van externe servers.</text:p>
      <text:p text:style-name="Horizontal_20_Line"/>
      <text:h text:style-name="Heading_20_2" text:outline-level="2"><text:span text:style-name="Strong_20_Emphasis">🧠 SIMBAI: De AI-Chip &amp; Hardware-Integratie</text:span></text:h>
      <text:p text:style-name="Text_20_body">SIMBAI is een <text:span text:style-name="Strong_20_Emphasis">krachtige AI-processor</text:span> ontworpen om AI-taken <text:span text:style-name="Strong_20_Emphasis">direct op apparaten</text:span> uit te voeren, zonder cloud-afhankelijkheid.</text:p>
      <text:h text:style-name="Heading_20_3" text:outline-level="3"><text:span text:style-name="Strong_20_Emphasis">🔹 SIMBAI’s Hardware Eigenschappen:</text:span></text:h>
      <text:p text:style-name="Text_20_body">✅ <text:span text:style-name="Strong_20_Emphasis">AI-on-a-chip</text:span> – Verwerkt machine learning-modellen lokaal.<text:line-break/>✅ <text:span text:style-name="Strong_20_Emphasis">Neuraal Netwerk Accelerator</text:span> – Versnelt AI-berekeningen.<text:line-break/>✅ <text:span text:style-name="Strong_20_Emphasis">Lage Latentie &amp; Hoge Snelheid</text:span> – Snellere reacties dan cloud-AI.<text:line-break/>✅ <text:span text:style-name="Strong_20_Emphasis">Energiezuinig</text:span> – Geoptimaliseerd voor mobiele en IoT-apparaten.<text:line-break/>✅ <text:span text:style-name="Strong_20_Emphasis">Beveiligd</text:span> – Hardwarematige encryptie en isolatie van AI-processen.</text:p>
      <text:h text:style-name="Heading_20_3" text:outline-level="3"><text:span text:style-name="Strong_20_Emphasis">🔹 Toepassingen van SIMBAI</text:span></text:h>
      <text:p text:style-name="Text_20_body">✔ <text:span text:style-name="Strong_20_Emphasis">Slimme apparaten</text:span> – Telefoons, auto’s, drones en industriële systemen.<text:line-break/>✔ <text:span text:style-name="Strong_20_Emphasis">Defensie &amp; Beveiliging</text:span> – AI-gestuurde monitoring en toegangscontrole.<text:line-break/>✔ <text:span text:style-name="Strong_20_Emphasis">Gezondheidszorg</text:span> – Snelle diagnose en patiëntmonitoring zonder cloud.<text:line-break/>✔ <text:span text:style-name="Strong_20_Emphasis">Bedrijfsautomatisering</text:span> – Snellere AI-beslissingen op locatie.</text:p>
      <text:p text:style-name="Horizontal_20_Line"><text:soft-page-break/></text:p>
      <text:h text:style-name="Heading_20_2" text:outline-level="2"><text:span text:style-name="Strong_20_Emphasis">🔗 Hoe ARLO-AI &amp; SIMBAI Samenwerken</text:span></text:h>
      <text:p text:style-name="Text_20_body">📌 <text:span text:style-name="Strong_20_Emphasis">ARLO-AI draait op SIMBAI</text:span> om een <text:span text:style-name="Strong_20_Emphasis">volledig geïntegreerd AI-systeem</text:span> te creëren dat <text:span text:style-name="Strong_20_Emphasis">offline en real-time AI-verwerking</text:span> mogelijk maakt.<text:line-break/>📌 <text:span text:style-name="Strong_20_Emphasis">Voordeel:</text:span> <text:span text:style-name="Strong_20_Emphasis">Snellere AI-reacties, verbeterde privacy, en meer betrouwbaarheid.</text:span></text:p>
      <text:p text:style-name="Horizontal_20_Line"/>
      <text:h text:style-name="Heading_20_3" text:outline-level="3"><text:span text:style-name="Strong_20_Emphasis">🌍 De Toekomst van ARLO-AI &amp; SIMBAI</text:span></text:h>
      <text:p text:style-name="Text_20_body">🚀 <text:span text:style-name="Strong_20_Emphasis">Marktdoel</text:span>: Wereldwijd een <text:span text:style-name="Strong_20_Emphasis">leidende AI-oplossing</text:span> bieden voor bedrijven en particulieren.<text:line-break/>⚙ <text:span text:style-name="Strong_20_Emphasis">Uitbreidingen</text:span>: Integratie met <text:span text:style-name="Strong_20_Emphasis">robotica, smart cities, en geavanceerde cyberbeveiliging.</text:span><text:line-break/>🎯 <text:span text:style-name="Strong_20_Emphasis">Jouw Visie</text:span>: Een <text:span text:style-name="Strong_20_Emphasis">innovatieve AI-omgeving</text:span> creëren die <text:span text:style-name="Strong_20_Emphasis">de wereld verandert!</text:span></text:p>
      <text:p text:style-name="P1"/>
      <text:h text:style-name="P2" text:outline-level="2"><text:span text:style-name="Strong_20_Emphasis"/></text:h>
      <text:h text:style-name="P3" text:outline-level="1"><text:span text:style-name="Strong_20_Emphasis">1️⃣ Technische Implementatie</text:span></text:h>
      <text:p text:style-name="Text_20_body">ARLO-AI is gebouwd met een <text:span text:style-name="Strong_20_Emphasis">modulair systeem</text:span> voor maximale flexibiliteit en prestaties.</text:p>
      <text:h text:style-name="Heading_20_3" text:outline-level="3"><text:span text:style-name="Strong_20_Emphasis">🔹 Kernarchitectuur</text:span></text:h>
      <text:p text:style-name="Text_20_body">✅ <text:span text:style-name="Strong_20_Emphasis">Frontend:</text:span> React (Next.js) voor webapplicaties en Electron.js voor desktop.<text:line-break/>✅ <text:span text:style-name="Strong_20_Emphasis">Backend:</text:span> Python (FastAPI/Django) en Node.js (Express) voor API-services.<text:line-break/>✅ <text:span text:style-name="Strong_20_Emphasis">Database:</text:span> PostgreSQL, MongoDB en een vector database (Weaviate/Pinecone).<text:line-break/>✅ <text:span text:style-name="Strong_20_Emphasis">AI-Engine:</text:span> GPT-achtig model, getraind met reinforcement learning en neurale netwerken.<text:line-break/>✅ <text:span text:style-name="Strong_20_Emphasis">Integratie:</text:span> WebSockets &amp; gRPC voor snelle real-time communicatie.<text:line-break/>✅ <text:span text:style-name="Strong_20_Emphasis">Security:</text:span> JWT-authenticatie, end-to-end encryptie en role-based access control (RBAC).</text:p>
      <text:h text:style-name="Heading_20_3" text:outline-level="3"><text:span text:style-name="Strong_20_Emphasis">🔹 SIMBAI-Hardware-Integratie</text:span></text:h>
      <text:p text:style-name="Text_20_body">🔸 <text:span text:style-name="Strong_20_Emphasis">Neural Processing Unit (NPU):</text:span> Speciaal voor deep learning-berekeningen.<text:line-break/>🔸 <text:span text:style-name="Strong_20_Emphasis">On-device AI:</text:span> Verwerking gebeurt <text:span text:style-name="Strong_20_Emphasis">lokaal</text:span>, zonder cloud-afhankelijkheid.<text:line-break/>🔸 <text:span text:style-name="Strong_20_Emphasis">Custom AI-chipset:</text:span> Lager stroomverbruik en betere prestaties voor AI-taken.</text:p>
      <text:p text:style-name="Horizontal_20_Line"/>
      <text:h text:style-name="Heading_20_1" text:outline-level="1"><text:span text:style-name="Strong_20_Emphasis">2️⃣ AI-Training</text:span></text:h>
      <text:p text:style-name="Text_20_body">De AI-training van ARLO-AI bestaat uit meerdere fases:</text:p>
      <text:h text:style-name="Heading_20_3" text:outline-level="3"><text:span text:style-name="Strong_20_Emphasis">🔹 1. Dataverzameling &amp; Voorbewerking</text:span></text:h>
      <text:p text:style-name="Text_20_body">📥 <text:span text:style-name="Strong_20_Emphasis">Bronnen:</text:span> Webscraping, open datasets, private kennisbanken.<text:line-break/>📊 <text:span text:style-name="Strong_20_Emphasis">Dataformaten:</text:span> JSON, CSV, NoSQL, vector-representaties.<text:line-break/>🧹 <text:span text:style-name="Strong_20_Emphasis">Voorbewerking:</text:span> Data cleaning, tokenization, stopwoordfiltering.</text:p>
      <text:h text:style-name="Heading_20_3" text:outline-level="3"><text:span text:style-name="Strong_20_Emphasis">🔹 2. Modeltraining</text:span></text:h>
      <text:p text:style-name="Text_20_body">🔹 <text:span text:style-name="Strong_20_Emphasis">Basismodel:</text:span> Transformer-architectuur (zoals GPT).<text:line-break/>🔹 <text:span text:style-name="Strong_20_Emphasis">Fine-tuning:</text:span> Specifiek getraind voor industriespecifieke taken.<text:line-break/>🔹 <text:span text:style-name="Strong_20_Emphasis">Reinforcement Learning (RLHF):</text:span> Feedback-gedreven leerproces voor betere AI-reacties.</text:p>
      <text:h text:style-name="Heading_20_3" text:outline-level="3"><text:span text:style-name="Strong_20_Emphasis">🔹 3. Real-Time Leren &amp; Adaptatie</text:span></text:h>
      <text:p text:style-name="Text_20_body">✅ <text:span text:style-name="Strong_20_Emphasis">On-the-fly Learning:</text:span> AI kan zichzelf updaten met nieuwe informatie.<text:line-break/>✅ <text:span text:style-name="Strong_20_Emphasis">Persoonlijkheidsaanpassing:</text:span> ARLO-AI past zich aan de gebruiker aan.<text:line-break/>✅ <text:span text:style-name="Strong_20_Emphasis">Feedbackloop:</text:span> Gebruikersfeedback wordt geïntegreerd in de volgende modelupdate.</text:p>
      <text:p text:style-name="Horizontal_20_Line"/>
      <text:h text:style-name="Heading_20_1" text:outline-level="1"><text:soft-page-break/><text:span text:style-name="Strong_20_Emphasis">3️⃣ Marktstrategie &amp; Business Model</text:span></text:h>
      <text:h text:style-name="Heading_20_3" text:outline-level="3"><text:span text:style-name="Strong_20_Emphasis">🔹 Marktsegmenten &amp; Doelgroepen</text:span></text:h>
      <text:p text:style-name="Text_20_body">📌 <text:span text:style-name="Strong_20_Emphasis">Defensie &amp; Overheid</text:span> – AI-beveiliging, monitoring &amp; operationele AI-systemen.<text:line-break/>📌 <text:span text:style-name="Strong_20_Emphasis">Bedrijfsautomatisering</text:span> – AI-gebaseerde besluitvorming en assistentie.<text:line-break/>📌 <text:span text:style-name="Strong_20_Emphasis">Consumentenmarkt</text:span> – Slimme apparaten &amp; AI-gestuurde diensten.</text:p>
      <text:h text:style-name="Heading_20_3" text:outline-level="3"><text:span text:style-name="Strong_20_Emphasis">🔹 Verdienmodellen</text:span></text:h>
      <text:p text:style-name="Text_20_body">💰 <text:span text:style-name="Strong_20_Emphasis">AI-as-a-Service (AIaaS):</text:span> Licentie-gebaseerde toegang tot ARLO-AI.<text:line-break/>💻 <text:span text:style-name="Strong_20_Emphasis">Enterprise-oplossingen:</text:span> Maatwerk AI-integratie voor bedrijven.<text:line-break/>📱 <text:span text:style-name="Strong_20_Emphasis">Hardware-verkoop (SIMBAI-chip):</text:span> AI-processor voor smart devices.<text:line-break/>📡 <text:span text:style-name="Strong_20_Emphasis">Edge AI-oplossingen:</text:span> Lokale AI-verwerking voor snelle beslissingen.</text:p>
      <text:h text:style-name="Heading_20_3" text:outline-level="3"><text:span text:style-name="Strong_20_Emphasis">🔹 Uitrolstrategie</text:span></text:h>
      <text:p text:style-name="Text_20_body">🚀 <text:span text:style-name="Strong_20_Emphasis">Fase 1:</text:span> MVP ontwikkelen en testen op pilotmarkten.<text:line-break/>🌍 <text:span text:style-name="Strong_20_Emphasis">Fase 2:</text:span> Internationale partnerschappen en B2B-integraties.<text:line-break/>📈 <text:span text:style-name="Strong_20_Emphasis">Fase 3:</text:span> Wereldwijde uitbreiding met een AI-ecosysteem.</text:p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20:43:28.833760908</meta:creation-date>
    <dc:date>2025-02-02T20:53:05.560407250</dc:date>
    <meta:editing-duration>PT9M37S</meta:editing-duration>
    <meta:editing-cycles>1</meta:editing-cycles>
    <meta:document-statistic meta:table-count="0" meta:image-count="0" meta:object-count="0" meta:page-count="5" meta:paragraph-count="54" meta:word-count="834" meta:character-count="6695" meta:non-whitespace-character-count="5882"/>
    <meta:generator>LibreOffice/24.8.4.2$Linux_X86_64 LibreOffice_project/480$Build-2</meta:generator>
  </office:meta>
</office:document-meta>
</file>